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4b1" officeooo:paragraph-rsid="001104b1"/>
    </style:style>
    <style:style style:name="P2" style:family="paragraph" style:parent-style-name="Standard">
      <style:text-properties officeooo:rsid="001104b1" officeooo:paragraph-rsid="0020b9da"/>
    </style:style>
    <style:style style:name="P3" style:family="paragraph" style:parent-style-name="Standard">
      <style:text-properties officeooo:rsid="001104b1" officeooo:paragraph-rsid="00210758"/>
    </style:style>
    <style:style style:name="P4" style:family="paragraph" style:parent-style-name="Standard">
      <style:text-properties officeooo:rsid="001104b1" officeooo:paragraph-rsid="00214ab5"/>
    </style:style>
    <style:style style:name="P5" style:family="paragraph" style:parent-style-name="Standard">
      <style:text-properties officeooo:rsid="001104b1" officeooo:paragraph-rsid="0022d6a7"/>
    </style:style>
    <style:style style:name="P6" style:family="paragraph" style:parent-style-name="Standard">
      <style:text-properties officeooo:rsid="001104b1" officeooo:paragraph-rsid="002491f2"/>
    </style:style>
    <style:style style:name="P7" style:family="paragraph" style:parent-style-name="Standard">
      <style:text-properties officeooo:rsid="001104b1" officeooo:paragraph-rsid="0025b25a"/>
    </style:style>
    <style:style style:name="P8" style:family="paragraph" style:parent-style-name="Standard">
      <style:text-properties officeooo:rsid="001104b1" officeooo:paragraph-rsid="00288228"/>
    </style:style>
    <style:style style:name="P9" style:family="paragraph" style:parent-style-name="Standard">
      <style:text-properties officeooo:rsid="001104b1" officeooo:paragraph-rsid="0029f31f"/>
    </style:style>
    <style:style style:name="P10" style:family="paragraph" style:parent-style-name="Standard">
      <style:text-properties officeooo:rsid="001104b1" officeooo:paragraph-rsid="002af3d3"/>
    </style:style>
    <style:style style:name="P11" style:family="paragraph" style:parent-style-name="Standard">
      <style:text-properties officeooo:rsid="001104b1" officeooo:paragraph-rsid="002e1077"/>
    </style:style>
    <style:style style:name="P12" style:family="paragraph" style:parent-style-name="Standard">
      <style:text-properties officeooo:rsid="001104b1" officeooo:paragraph-rsid="00310fe3"/>
    </style:style>
    <style:style style:name="P13" style:family="paragraph" style:parent-style-name="Standard">
      <style:text-properties officeooo:rsid="001104b1" officeooo:paragraph-rsid="0035c9c5"/>
    </style:style>
    <style:style style:name="P14" style:family="paragraph" style:parent-style-name="Standard">
      <style:text-properties officeooo:rsid="001d391a" officeooo:paragraph-rsid="0025b25a"/>
    </style:style>
    <style:style style:name="P15" style:family="paragraph" style:parent-style-name="Standard">
      <style:text-properties officeooo:rsid="001d391a" officeooo:paragraph-rsid="0029f31f"/>
    </style:style>
    <style:style style:name="P16" style:family="paragraph" style:parent-style-name="Standard">
      <style:text-properties fo:font-weight="bold" officeooo:rsid="001104b1" officeooo:paragraph-rsid="002491f2" style:font-weight-asian="bold" style:font-weight-complex="bold"/>
    </style:style>
    <style:style style:name="P17" style:family="paragraph" style:parent-style-name="Standard">
      <style:text-properties fo:font-weight="bold" officeooo:rsid="001a322c" officeooo:paragraph-rsid="001104b1" style:font-weight-asian="bold" style:font-weight-complex="bold"/>
    </style:style>
    <style:style style:name="P18" style:family="paragraph" style:parent-style-name="Standard">
      <style:text-properties officeooo:paragraph-rsid="001e037d"/>
    </style:style>
    <style:style style:name="P19" style:family="paragraph" style:parent-style-name="Standard">
      <style:text-properties officeooo:rsid="00214ab5" officeooo:paragraph-rsid="00214ab5"/>
    </style:style>
    <style:style style:name="P20" style:family="paragraph" style:parent-style-name="Standard">
      <style:text-properties fo:color="#ce181e" officeooo:rsid="001104b1" officeooo:paragraph-rsid="0022d6a7"/>
    </style:style>
    <style:style style:name="P21" style:family="paragraph" style:parent-style-name="Standard">
      <style:text-properties fo:color="#ce181e" officeooo:rsid="001104b1" officeooo:paragraph-rsid="0022d6a7" fo:background-color="#fff200"/>
    </style:style>
    <style:style style:name="P22" style:family="paragraph" style:parent-style-name="Standard">
      <style:text-properties officeooo:rsid="0022d6a7" officeooo:paragraph-rsid="0022d6a7"/>
    </style:style>
    <style:style style:name="P23" style:family="paragraph" style:parent-style-name="Standard">
      <style:text-properties officeooo:rsid="002491f2" officeooo:paragraph-rsid="002491f2"/>
    </style:style>
    <style:style style:name="P24" style:family="paragraph" style:parent-style-name="Standard">
      <style:text-properties officeooo:paragraph-rsid="00288228"/>
    </style:style>
    <style:style style:name="P25" style:family="paragraph" style:parent-style-name="Standard">
      <style:text-properties officeooo:rsid="00288228" officeooo:paragraph-rsid="00288228"/>
    </style:style>
    <style:style style:name="P26" style:family="paragraph" style:parent-style-name="Standard">
      <style:text-properties officeooo:rsid="00288228" officeooo:paragraph-rsid="002af3d3"/>
    </style:style>
    <style:style style:name="P27" style:family="paragraph" style:parent-style-name="Standard">
      <style:text-properties officeooo:paragraph-rsid="0029f31f"/>
    </style:style>
    <style:style style:name="P28" style:family="paragraph" style:parent-style-name="Standard">
      <style:text-properties officeooo:paragraph-rsid="002af3d3"/>
    </style:style>
    <style:style style:name="P29" style:family="paragraph" style:parent-style-name="Standard">
      <style:text-properties officeooo:rsid="002e85a4" officeooo:paragraph-rsid="002e85a4"/>
    </style:style>
    <style:style style:name="P30" style:family="paragraph" style:parent-style-name="Standard">
      <style:text-properties officeooo:rsid="002fb8a5" officeooo:paragraph-rsid="002fb8a5"/>
    </style:style>
    <style:style style:name="P31" style:family="paragraph" style:parent-style-name="Standard">
      <style:text-properties officeooo:rsid="0023cd3f" officeooo:paragraph-rsid="00310fe3"/>
    </style:style>
    <style:style style:name="P32" style:family="paragraph" style:parent-style-name="Standard">
      <style:text-properties officeooo:rsid="000bec6f" officeooo:paragraph-rsid="002af3d3" fo:background-color="#fff200"/>
    </style:style>
    <style:style style:name="P33" style:family="paragraph" style:parent-style-name="Standard">
      <style:text-properties officeooo:rsid="001104b1" officeooo:paragraph-rsid="0020b9da" fo:background-color="#fff200"/>
    </style:style>
    <style:style style:name="P34" style:family="paragraph" style:parent-style-name="Standard">
      <style:text-properties officeooo:rsid="001104b1" officeooo:paragraph-rsid="0022d6a7" fo:background-color="#fff200"/>
    </style:style>
    <style:style style:name="P35" style:family="paragraph" style:parent-style-name="Standard">
      <style:text-properties officeooo:rsid="001104b1" officeooo:paragraph-rsid="00210758" fo:background-color="#fff200"/>
    </style:style>
    <style:style style:name="P36" style:family="paragraph" style:parent-style-name="Standard">
      <style:text-properties officeooo:rsid="001104b1" officeooo:paragraph-rsid="001104b1" fo:background-color="#fff200"/>
    </style:style>
    <style:style style:name="P37" style:family="paragraph" style:parent-style-name="Standard">
      <style:text-properties officeooo:rsid="001104b1" officeooo:paragraph-rsid="002af3d3" fo:background-color="#fff200"/>
    </style:style>
    <style:style style:name="P38" style:family="paragraph" style:parent-style-name="Standard">
      <style:text-properties officeooo:rsid="001104b1" officeooo:paragraph-rsid="002e17e2" fo:background-color="#fff200"/>
    </style:style>
    <style:style style:name="P39" style:family="paragraph" style:parent-style-name="Standard">
      <style:text-properties officeooo:rsid="001104b1" officeooo:paragraph-rsid="0035c9c5" fo:background-color="#fff200"/>
    </style:style>
    <style:style style:name="P40" style:family="paragraph" style:parent-style-name="Standard">
      <style:text-properties officeooo:rsid="0020b9da" officeooo:paragraph-rsid="0020b9da" fo:background-color="#fff200"/>
    </style:style>
    <style:style style:name="P41" style:family="paragraph" style:parent-style-name="Standard">
      <style:paragraph-properties fo:padding="0in" fo:border="none"/>
      <style:text-properties officeooo:rsid="001104b1" officeooo:paragraph-rsid="00210758"/>
    </style:style>
    <style:style style:name="P42" style:family="paragraph" style:parent-style-name="Standard">
      <style:paragraph-properties fo:padding="0in" fo:border="none"/>
      <style:text-properties fo:font-weight="bold" officeooo:rsid="001a322c" officeooo:paragraph-rsid="001a322c" style:font-weight-asian="bold" style:font-weight-complex="bold"/>
    </style:style>
    <style:style style:name="P43" style:family="paragraph" style:parent-style-name="Standard">
      <style:paragraph-properties fo:padding="0in" fo:border="none"/>
      <style:text-properties fo:font-weight="bold" officeooo:rsid="001a322c" officeooo:paragraph-rsid="001a322c" fo:background-color="#fff200" style:font-weight-asian="bold" style:font-weight-complex="bold"/>
    </style:style>
    <style:style style:name="P44" style:family="paragraph" style:parent-style-name="Standard">
      <style:paragraph-properties fo:padding="0in" fo:border="none"/>
      <style:text-properties fo:font-style="italic" fo:font-weight="bold" officeooo:rsid="001a322c" officeooo:paragraph-rsid="001a322c" fo:background-color="#fff200" style:font-style-asian="italic" style:font-weight-asian="bold" style:font-style-complex="italic" style:font-weight-complex="bold"/>
    </style:style>
    <style:style style:name="P45" style:family="paragraph" style:parent-style-name="Text_20_body">
      <style:text-properties officeooo:rsid="001104b1"/>
    </style:style>
    <style:style style:name="P46" style:family="paragraph" style:parent-style-name="Text_20_body">
      <style:text-properties officeooo:rsid="001104b1" officeooo:paragraph-rsid="00310fe3"/>
    </style:style>
    <style:style style:name="P47" style:family="paragraph" style:parent-style-name="Text_20_body">
      <style:text-properties officeooo:paragraph-rsid="0020b9da"/>
    </style:style>
    <style:style style:name="P48" style:family="paragraph" style:parent-style-name="Text_20_body">
      <style:text-properties officeooo:paragraph-rsid="002af3d3"/>
    </style:style>
    <style:style style:name="P49" style:family="paragraph" style:parent-style-name="Text_20_body">
      <style:text-properties officeooo:paragraph-rsid="00310fe3"/>
    </style:style>
    <style:style style:name="P50" style:family="paragraph" style:parent-style-name="Text_20_body">
      <style:text-properties fo:font-weight="bold" officeooo:rsid="003205ef" officeooo:paragraph-rsid="003205ef" style:font-weight-asian="bold" style:font-weight-complex="bold"/>
    </style:style>
    <style:style style:name="P51" style:family="paragraph" style:parent-style-name="Text_20_body">
      <style:text-properties officeooo:rsid="002e1077" officeooo:paragraph-rsid="002e1077" fo:background-color="#fff200"/>
    </style:style>
    <style:style style:name="P52" style:family="paragraph" style:parent-style-name="Text_20_body">
      <style:paragraph-properties fo:break-before="page"/>
      <style:text-properties officeooo:rsid="001104b1" officeooo:paragraph-rsid="00310fe3"/>
    </style:style>
    <style:style style:name="P53" style:family="paragraph" style:parent-style-name="Standard" style:list-style-name="WWNum2">
      <style:paragraph-properties fo:margin-left="0.4165in" fo:margin-right="0in" fo:text-indent="-0.25in" style:auto-text-indent="false" fo:padding="0in" fo:border="none"/>
      <style:text-properties officeooo:paragraph-rsid="00210758"/>
    </style:style>
    <style:style style:name="P54" style:family="paragraph" style:parent-style-name="Heading_20_1">
      <style:text-properties officeooo:rsid="001104b1" officeooo:paragraph-rsid="002af3d3"/>
    </style:style>
    <style:style style:name="P55" style:family="paragraph" style:parent-style-name="Heading_20_1">
      <style:text-properties officeooo:rsid="001104b1" officeooo:paragraph-rsid="001e037d"/>
    </style:style>
    <style:style style:name="P56" style:family="paragraph" style:parent-style-name="Heading_20_1">
      <style:text-properties officeooo:rsid="001104b1" officeooo:paragraph-rsid="0020b9da"/>
    </style:style>
    <style:style style:name="P57" style:family="paragraph" style:parent-style-name="Heading_20_1">
      <style:text-properties officeooo:rsid="001104b1" officeooo:paragraph-rsid="00210758"/>
    </style:style>
    <style:style style:name="P58" style:family="paragraph" style:parent-style-name="Heading_20_1">
      <style:text-properties officeooo:paragraph-rsid="002af3d3"/>
    </style:style>
    <style:style style:name="P59" style:family="paragraph" style:parent-style-name="Heading_20_1">
      <style:text-properties officeooo:paragraph-rsid="001e037d"/>
    </style:style>
    <style:style style:name="P60" style:family="paragraph" style:parent-style-name="Heading_20_1">
      <style:text-properties officeooo:paragraph-rsid="00310fe3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2e1077" fo:background-color="#fff200" loext:char-shading-value="0"/>
    </style:style>
    <style:style style:name="T3" style:family="text">
      <style:text-properties officeooo:rsid="0022d6a7" fo:background-color="#fff200" loext:char-shading-value="0"/>
    </style:style>
    <style:style style:name="T4" style:family="text">
      <style:text-properties officeooo:rsid="001d391a"/>
    </style:style>
    <style:style style:name="T5" style:family="text">
      <style:text-properties officeooo:rsid="0020b9da"/>
    </style:style>
    <style:style style:name="T6" style:family="text">
      <style:text-properties officeooo:rsid="00210758"/>
    </style:style>
    <style:style style:name="T7" style:family="text">
      <style:text-properties officeooo:rsid="00214ab5"/>
    </style:style>
    <style:style style:name="T8" style:family="text">
      <style:text-properties officeooo:rsid="002af3d3"/>
    </style:style>
    <style:style style:name="T9" style:family="text">
      <style:text-properties officeooo:rsid="002e1077"/>
    </style:style>
    <style:style style:name="T10" style:family="text">
      <style:text-properties officeooo:rsid="002e17e2"/>
    </style:style>
    <style:style style:name="T11" style:family="text">
      <style:text-properties officeooo:rsid="00341807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officeooo:rsid="003643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EY FINDINGS</text:p>
      <text:p text:style-name="P1"/>
      <text:p text:style-name="P28"/>
      <text:h text:style-name="P54" text:outline-level="1">### INITIAL LOG GROWTH RATE</text:h>
      <text:p text:style-name="P10"/>
      <text:p text:style-name="P10"><text:span text:style-name="T1">- lam0 = 0.305</text:span> - 0.3-0.31 </text:p>
      <text:p text:style-name="P10"/>
      <text:p text:style-name="P10"/>
      <text:p text:style-name="P10">LAM INIT:</text:p>
      <text:p text:style-name="P10">- lam init strongly influenced by conatct traicng and isol </text:p>
      <text:p text:style-name="P10"/>
      <text:p text:style-name="P10">init lambda (strongly influenced by conatct traicng - use const lam )</text:p>
      <text:h text:style-name="P58" text:outline-level="1">### INITIAL REPRODUCTION NUMBER</text:h>
      <text:p text:style-name="P10"/>
      <text:p text:style-name="P10">R0 : 12-13 <text:s text:c="2"/>&gt; cont. factor ???</text:p>
      <text:p text:style-name="P10">Rmax : 16-17 <text:s text:c="2"/></text:p>
      <text:p text:style-name="P10"/>
      <text:p text:style-name="P10">comp to measles &gt; maybe aerosol transmission too </text:p>
      <text:p text:style-name="P10"/>
      <text:p text:style-name="P10">- om0 higher !!! Om0 about 10 ... or even as high as 16 ... AGES R0 WRONG ... like Measles...<text:tab/>Aerosol<text:tab/>... 12–18</text:p>
      <text:p text:style-name="P10"/>
      <text:p text:style-name="P10"><text:span text:style-name="T1">much higher that WHO </text:span>(although high error)</text:p>
      <text:p text:style-name="P10"/>
      <text:p text:style-name="P10">maybe because ... </text:p>
      <text:p text:style-name="P10">- <text:span text:style-name="T1">china no data at the very beginning</text:span> !!! but they coould have seen in italy what was going on ...</text:p>
      <text:p text:style-name="P10"/>
      <text:p text:style-name="P10">still higher than some of the highest estmates e.g. in - paper: usa, wuhan: 8.21, 7.9 (zhu, huang, liu)</text:p>
      <text:p text:style-name="P10"/>
      <text:p text:style-name="P10">I double checked all calc but still R0 = ... on ...... date <text:s/>(using lam0 = ...)</text:p>
      <text:p text:style-name="P10"/>
      <text:p text:style-name="P10">R0 sensitivity results ....</text:p>
      <text:p text:style-name="P10"/>
      <text:p text:style-name="P10">important because of seasonality &gt; how far we can go down in lockdown </text:p>
      <text:p text:style-name="P10"/>
      <text:p text:style-name="P10">inaccurate WHO estimates .. of the inf and latent periods </text:p>
      <text:p text:style-name="P10"/>
      <text:p text:style-name="P10">many authors .. results varying widely .. either SIR-X models or exp growth models ... est lam0 and then used WHO lat and inf to est R0</text:p>
      <text:p text:style-name="P10"/>
      <text:p text:style-name="P10"/>
      <text:p text:style-name="P10">author did back in march but didnt publish about 8-12</text:p>
      <text:p text:style-name="P10"><text:soft-page-break/></text:p>
      <text:p text:style-name="P10">used only data wo any assumtions about ...the periods</text:p>
      <text:p text:style-name="P10"/>
      <text:p text:style-name="P10">no conf intervals .. where systemautic and modelling error are orders of magn higher than stat errors </text:p>
      <text:p text:style-name="P10"/>
      <text:p text:style-name="P10"/>
      <text:p text:style-name="P10">sensitivity plots &gt; only once (on exp model) <text:s/>&gt; (dup98397)</text:p>
      <text:p text:style-name="P10">R0: lam, tb , tg</text:p>
      <text:p text:style-name="P10"/>
      <text:p text:style-name="P28">- INITIAL REPRODUCTION NUMBER (EXACT)</text:p>
      <text:p text:style-name="P28">- INITIAL REPRODUCTION NUMBER (EXP. GROWTH)</text:p>
      <text:p text:style-name="P10"/>
      <text:p text:style-name="P28">- INITIAL LOGARITHMIC GROWTH RATE</text:p>
      <text:p text:style-name="P28">- INITIAL INCIDENCE</text:p>
      <text:p text:style-name="P28">- INITIAL REPRODUCTION NUMBER</text:p>
      <text:p text:style-name="P28"/>
      <text:p text:style-name="P32">using various estimation methods </text:p>
      <text:p text:style-name="P28"/>
      <text:p text:style-name="P10"/>
      <text:p text:style-name="P10"/>
      <text:h text:style-name="P58" text:outline-level="1">### <text:span text:style-name="T5">SEASONALITY</text:span></text:h>
      <text:p text:style-name="P48"/>
      <text:p text:style-name="P51">outdoor Temperatures &gt; outdoor mobility &gt; R seas </text:p>
      <text:p text:style-name="P11">Rmax Rmin <text:span text:style-name="T9">&gt; </text:span><text:span text:style-name="T2">proportional to seas influenza variations</text:span></text:p>
      <text:p text:style-name="P11"/>
      <text:p text:style-name="P10">and flu</text:p>
      <text:p text:style-name="P10"/>
      <text:p text:style-name="P10">Rseason - less outdoor activity, maybe direct temp, humidity and UV radiation or immunological effects </text:p>
      <text:p text:style-name="P10"/>
      <text:p text:style-name="P10"/>
      <text:p text:style-name="P10">T for seasonal = 1year</text:p>
      <text:p text:style-name="P10">T for no change = 10m</text:p>
      <text:p text:style-name="P10"/>
      <text:p text:style-name="P10">??? Imax ~ 1/taubeta</text:p>
      <text:p text:style-name="P10"/>
      <text:p text:style-name="P10">??? Imax hifger with R </text:p>
      <text:p text:style-name="P10"/>
      <text:p text:style-name="P10">??? Imax higher for high deriv of R</text:p>
      <text:p text:style-name="P10">??? Imax higher for resonance </text:p>
      <text:p text:style-name="P10"/>
      <text:p text:style-name="P10">??? phase effects &gt; Avg. infection prevalence tze same but more oscillations</text:p>
      <text:p text:style-name="P10"/>
      <text:h text:style-name="P59" text:outline-level="1"><text:soft-page-break/>### CONTROL MEASURES</text:h>
      <text:p text:style-name="P24">- LOCKDOWN FACTOR</text:p>
      <text:p text:style-name="P24"/>
      <text:p text:style-name="P3">LDF - masks , distancing, shops, pubs, shools, curfew,</text:p>
      <text:p text:style-name="P3"/>
      <text:p text:style-name="P2">data on hosp beds, ICU beds and vent may be not accurate </text:p>
      <text:p text:style-name="P2"/>
      <text:p text:style-name="P2">need 2 shutdown?? <text:s/>- shorter lds tend to be more effective than one longer in terms of the total ld dur </text:p>
      <text:p text:style-name="P2"/>
      <text:p text:style-name="P2"/>
      <text:p text:style-name="P2">when max in dC ???</text:p>
      <text:p text:style-name="P2"/>
      <text:p text:style-name="P2">Time req. to half I with immediate full LD [s]</text:p>
      <text:p text:style-name="P2"/>
      <text:p text:style-name="P2">sim with dat tll 30 1nd 60 d ago &gt; could have been better but maybe 2. ld will be avoided </text:p>
      <text:p text:style-name="P2"/>
      <text:p text:style-name="P2">data till 30 and 60 d ago &gt; already in .. bad traject </text:p>
      <text:p text:style-name="P2"/>
      <text:p text:style-name="P2">all measures usually implemented at once - hard to tell apart the part effects</text:p>
      <text:p text:style-name="P2"/>
      <text:p text:style-name="P2">no of deaths wo contr meas ever </text:p>
      <text:p text:style-name="P2"/>
      <text:p text:style-name="P2">in my opiion waited with 2 ld to aoid a 3. ...</text:p>
      <text:p text:style-name="P2"/>
      <text:p text:style-name="P2"/>
      <text:p text:style-name="P4"/>
      <text:p text:style-name="P4">short but strong measures tend to have more impact than long or multilple but light -- commitment <text:s/>... raz a dobrze rather than twice </text:p>
      <text:p text:style-name="P4"/>
      <text:p text:style-name="P4">similarly, same measures tend to have much more impact when applied at lower ... -- pr<text:span text:style-name="T11">o</text:span>active <text:s text:c="3"/>--press down when its down rather than up</text:p>
      <text:p text:style-name="P4"/>
      <text:p text:style-name="P4">e.g. vacc after the peak not before </text:p>
      <text:p text:style-name="P4"/>
      <text:p text:style-name="P4"/>
      <text:p text:style-name="P5">IMPORTANT::</text:p>
      <text:p text:style-name="P5">- <text:span text:style-name="T1">KEEP </text:span><text:span text:style-name="T3">R</text:span><text:span text:style-name="T1"> POSSIBLY CONST</text:span> - counteract seasonal effects !! <text:s text:c="4"/>(not to cause oscillations )</text:p>
      <text:p text:style-name="P5">- keep max R = avg Reff </text:p>
      <text:p text:style-name="P5">- do lockdowns when lam low (negative )</text:p>
      <text:p text:style-name="P5">- lds in summer easier for people </text:p>
      <text:p text:style-name="P5">- min achiev lam at time t is OK</text:p>
      <text:p text:style-name="P5">- (perfect conatct tracing) - instabilities ????</text:p>
      <text:p text:style-name="P5"/>
      <text:p text:style-name="P24"/>
      <text:p text:style-name="P24">- STRINGENCY INDEX</text:p>
      <text:p text:style-name="P24">- SCHOOL CLOSING</text:p>
      <text:p text:style-name="P24">- WORKSPACE CLOSING</text:p>
      <text:p text:style-name="P24">- STAY-AT-HOME REQUIREMENTS</text:p>
      <text:p text:style-name="P24"><text:soft-page-break/>- FACIAL COVERINGS</text:p>
      <text:p text:style-name="P24">- EFFECTIVENESS OF MEASURES</text:p>
      <text:p text:style-name="P24">- FATIGUE FACTOR</text:p>
      <text:p text:style-name="P8"/>
      <text:p text:style-name="P28"/>
      <text:h text:style-name="P58" text:outline-level="1">### INFECTION PREVALENCE (SHORT-TERM)</text:h>
      <text:p text:style-name="P26"/>
      <text:h text:style-name="P58" text:outline-level="1">### INFECTION PREVALENCE (LONG-TERM)</text:h>
      <text:p text:style-name="P28"/>
      <text:p text:style-name="P28">- VARIOUS LONG-TERM LOCKDOWN RELAXATION FACTORS (NEW NORMAL)</text:p>
      <text:p text:style-name="P28">- VARIOUS SCALES OF INFECTIOUSNESS DISTRIBUTION (WITH SAESONAL FORCING ON R)</text:p>
      <text:p text:style-name="P28"/>
      <text:p text:style-name="P28">- VARIOUS PROJECTION VACCINATION RATES</text:p>
      <text:p text:style-name="P28">- VARIOUS VACCINE-INDUCED IMMUNITY DURATIONS </text:p>
      <text:p text:style-name="P28">- VARIOUS NATURAL IMMUNITY DURATIONS </text:p>
      <text:p text:style-name="P28">- VACCINE-INDUCED AND NATURAL IMMUNITIES</text:p>
      <text:p text:style-name="P28"/>
      <text:p text:style-name="P28"/>
      <text:p text:style-name="P28">effect of seasonality </text:p>
      <text:p text:style-name="P28">effect of waning immunity plot </text:p>
      <text:p text:style-name="P28">effect of vacc plot (Reff, I, D)</text:p>
      <text:p text:style-name="P28">effect of vacc rate</text:p>
      <text:p text:style-name="P28">effect of variant</text:p>
      <text:p text:style-name="P28">effect of opening</text:p>
      <text:p text:style-name="P28">effect of adapting imm dur ( ~ Cri or ~ (C+V)/N )</text:p>
      <text:p text:style-name="P28"/>
      <text:p text:style-name="P10"/>
      <text:p text:style-name="P5"/>
      <text:h text:style-name="P59" text:outline-level="1">### SELF-OSCILLATIONS</text:h>
      <text:p text:style-name="P18"/>
      <text:h text:style-name="P58" text:outline-level="1">### <text:span text:style-name="T8">FORCED </text:span>OSCILLATIONS</text:h>
      <text:p text:style-name="P48"/>
      <text:h text:style-name="P59" text:outline-level="1">### LOCKDOWNS</text:h>
      <text:p text:style-name="P18"/>
      <text:p text:style-name="P4">do lds when lam minimal &gt; time to flatten min (approx lin dep)</text:p>
      <text:p text:style-name="P19">&gt; and contact tracing works better</text:p>
      <text:p text:style-name="P4"/>
      <text:p text:style-name="P4">alle ld<text:span text:style-name="T7">s</text:span> 60d earlier 5mal <text:span text:style-name="T7">smaller</text:span></text:p>
      <text:p text:style-name="P27"><text:soft-page-break/>- VARIOUS START/EXIT THRESHOLDS FOR LOCKDOWNS </text:p>
      <text:p text:style-name="P9">- OPTIMAL THRESHOLDS</text:p>
      <text:p text:style-name="P9"/>
      <text:p text:style-name="P10"/>
      <text:p text:style-name="P9"/>
      <text:h text:style-name="P59" text:outline-level="1">### VACCINATIONS</text:h>
      <text:p text:style-name="P18"/>
      <text:p text:style-name="P18"/>
      <text:p text:style-name="P3"/>
      <text:p text:style-name="P4"/>
      <text:p text:style-name="P5"/>
      <text:p text:style-name="P5">measur of the dur ad inf after vacc (now enough inf after vacc - why not published???) ... pfizer wouzld have to know already</text:p>
      <text:p text:style-name="P5"/>
      <text:p text:style-name="P20">AT:::::</text:p>
      <text:p text:style-name="P20">VACC:</text:p>
      <text:p text:style-name="P21">&gt; for LDF_inf = 3.04 in summer 2021 (light ld): min coverage = 90% per year</text:p>
      <text:p text:style-name="P21">&gt; for LDF_inf = 2.13 in summer 2021 (approx masks): min coverage = 150% per year</text:p>
      <text:p text:style-name="P21">&gt; for LDF_inf = 1 in summer 2021 (back to pre-pandemic level): min coverage = 230% per year</text:p>
      <text:p text:style-name="P21"/>
      <text:p text:style-name="P23">isreal R=2 and falling</text:p>
      <text:p text:style-name="P23"/>
      <text:h text:style-name="P59" text:outline-level="1">### MINORS TESTING </text:h>
      <text:p text:style-name="P18"/>
      <text:p text:style-name="P2">no rel data on sym testing , </text:p>
      <text:p text:style-name="P2"/>
      <text:p text:style-name="P5">testing </text:p>
      <text:p text:style-name="P5">&gt; perc of complying individuals </text:p>
      <text:p text:style-name="P5">&gt; everyday testing </text:p>
      <text:p text:style-name="P5">&gt; effectively immune </text:p>
      <text:p text:style-name="P5">&gt; kids and young people</text:p>
      <text:p text:style-name="P5"/>
      <text:p text:style-name="P5">TESTING</text:p>
      <text:p text:style-name="P5">everyday testing </text:p>
      <text:p text:style-name="P5">&gt; kids and young people </text:p>
      <text:p text:style-name="P5">&gt;&gt; ~ 20% of popul </text:p>
      <text:p text:style-name="P5">&gt;&gt; effectively immune </text:p>
      <text:p text:style-name="P5">&gt; even more bec of social mixing </text:p>
      <text:p text:style-name="P5">_ EVERYONE tests???</text:p>
      <text:p text:style-name="P5"/>
      <text:p text:style-name="P20"/>
      <text:p text:style-name="P20">VACC &amp; MINOR TESTING (NEW DYNAMICS):</text:p>
      <text:p text:style-name="P21">&gt; for LDF_inf = 3.04 in summer 2021 (light ld): min coverage = 30% per year</text:p>
      <text:p text:style-name="P21">&gt; for LDF_inf = 2.13 in summer 2021 (approx masks): min coverage = 90% per year</text:p>
      <text:p text:style-name="P21">&gt; for LDF_inf = 1 in summer 2021 (back to pre-pandemic level): min coverage = 170% per year</text:p>
      <text:p text:style-name="P20"><text:soft-page-break/></text:p>
      <text:p text:style-name="P28">- EVERYDAY ANTIGEN TESTING OF MINORS</text:p>
      <text:p text:style-name="P10"/>
      <text:p text:style-name="P2"/>
      <text:h text:style-name="P59" text:outline-level="1">### REMOVAL DENSITIES</text:h>
      <text:p text:style-name="P18"/>
      <text:p text:style-name="P18"/>
      <text:p text:style-name="P18"/>
      <text:h text:style-name="P59" text:outline-level="1">### INFECTION AGE</text:h>
      <text:p text:style-name="P2">we assume a 6-day incubation period (on average) and a 9-day infectious period (on average) <text:s/></text:p>
      <text:p text:style-name="P2"/>
      <text:p text:style-name="P2">- age of inf </text:p>
      <text:p text:style-name="P2"/>
      <text:p text:style-name="P2"><text:s/>t inf, t lat </text:p>
      <text:p text:style-name="P2"/>
      <text:p text:style-name="P2">t gamma , t delta - = ... but there may be a lag between actual rec and recovery data as well</text:p>
      <text:p text:style-name="P2"/>
      <text:p text:style-name="P2">- t diag</text:p>
      <text:p text:style-name="P2"/>
      <text:p text:style-name="P2"/>
      <text:p text:style-name="P5">with and wo inf age !!!! (sc=no change and pers immun)</text:p>
      <text:p text:style-name="P5">&gt; <text:span text:style-name="T1">wo </text:span><text:span text:style-name="T3">inf </text:span><text:span text:style-name="T1">age ..inaccurate</text:span></text:p>
      <text:p text:style-name="P5"/>
      <text:p text:style-name="P5"/>
      <text:p text:style-name="P5"/>
      <text:p text:style-name="P18"/>
      <text:h text:style-name="P59" text:outline-level="1">### WANING IMMUNITY</text:h>
      <text:p text:style-name="P18"/>
      <text:p text:style-name="P2">- waning immuni</text:p>
      <text:p text:style-name="P2"/>
      <text:p text:style-name="P2"/>
      <text:p text:style-name="P2">- approx 20 perc <text:s/>re-infection cases </text:p>
      <text:p text:style-name="P2"/>
      <text:p text:style-name="P2">- period is 2 tau with no seas forcing and 3 tau otherwise</text:p>
      <text:p text:style-name="P2"/>
      <text:p text:style-name="P33">so assuming yearly quasi periodic behaviour (similar to e.g. influenza virus ) &gt; tau would have to be about 6m with no seas forcing and 3.5-4.5m otherwise</text:p>
      <text:p text:style-name="P33"/>
      <text:p text:style-name="P2">in agreement with other coronaviruses (reinfections observed .... per year )</text:p>
      <text:p text:style-name="P2"/>
      <text:p text:style-name="P2"/>
      <text:list xml:id="list3939584783" text:style-name="WWNum2">
        <text:list-item>
          <text:p text:style-name="P53">Reinfection data publish .. crucial for modelling dynamics</text:p>
        </text:list-item>
        <text:list-item>
          <text:p text:style-name="P53">Reinfection data</text:p>
        </text:list-item>
        <text:list-item>
          <text:p text:style-name="P53"><text:soft-page-break/>AB Decrease with time data</text:p>
        </text:list-item>
        <text:list-item>
          <text:p text:style-name="P53">!!! AB deacr with inf age .. non existent</text:p>
        </text:list-item>
        <text:list-item>
          <text:p text:style-name="P53">Both After nat inf AND vacc</text:p>
        </text:list-item>
      </text:list>
      <text:p text:style-name="P41"/>
      <text:p text:style-name="P6">UK ANTIBODY STUDY FO<text:span text:style-name="T4">R</text:span> WANING IMMUNITY</text:p>
      <text:p text:style-name="P6">&gt; check last <text:span text:style-name="T4">UK </text:span>sim ...</text:p>
      <text:p text:style-name="P6">################################</text:p>
      <text:p text:style-name="P6">b<text:span text:style-name="T1">etween 3 and 4.5 months &gt; around 4 months</text:span></text:p>
      <text:p text:style-name="P18"/>
      <text:p text:style-name="P7">unforced: T = 3 tau ~ 3 pi/4 tau </text:p>
      <text:p text:style-name="P7">forced: T = 2 tau ~ pi/2 tau </text:p>
      <text:p text:style-name="P14">&gt; <text:span text:style-name="T1">IN RESONANNCE IF ABOUT 4 MONTHS</text:span></text:p>
      <text:p text:style-name="P14"/>
      <text:p text:style-name="P14"/>
      <text:p text:style-name="P27">- VARIOUS NATURAL IMMUNITY DURATIONS (WITH SAESONAL FORCING ON R)</text:p>
      <text:p text:style-name="P15"/>
      <text:p text:style-name="P7"/>
      <text:h text:style-name="Heading_20_1" text:outline-level="1">### REINFECTIONS</text:h>
      <text:p text:style-name="P25"/>
      <text:p text:style-name="P25"/>
      <text:h text:style-name="P59" text:outline-level="1">### MINIMUM PREVALENCE</text:h>
      <text:p text:style-name="P18"/>
      <text:p text:style-name="P20"/>
      <text:p text:style-name="P5">THRESHOLD_FOR_min_I:</text:p>
      <text:p text:style-name="P34">very low I &gt; dogs cats??? immunodefficint people </text:p>
      <text:p text:style-name="P5"/>
      <text:p text:style-name="P28">- LOWER LIMIT ON INFECTION PREVALENCE</text:p>
      <text:p text:style-name="P28"/>
      <text:h text:style-name="P59" text:outline-level="1">### DETECTION PROBABILITY</text:h>
      <text:p text:style-name="P2">- true cases - two group (s+as) model</text:p>
      <text:p text:style-name="P2"/>
      <text:p text:style-name="P2">num of undetected cases &gt; if consistently testing all symptomatic &gt; upper bounded by .. where p prob of asym infect </text:p>
      <text:p text:style-name="P2"/>
      <text:p text:style-name="P2"/>
      <text:p text:style-name="P2"/>
      <text:p text:style-name="P2"/>
      <text:p text:style-name="P28">- CURRENT TESTING RATE AND POSITIVITY RATE</text:p>
      <text:p text:style-name="P18"/>
      <text:p text:style-name="P28">- VARIOUS PROBABILITIES OF DIAGNOSIS GIVEN SYMPTOMS</text:p>
      <text:p text:style-name="P28"/>
      <text:h text:style-name="P59" text:outline-level="1"><text:soft-page-break/>### CONTACT TRACING</text:h>
      <text:p text:style-name="P18"/>
      <text:p text:style-name="P5">CONTACT TRACING:</text:p>
      <text:p text:style-name="P34">&gt; most effective</text:p>
      <text:p text:style-name="P5"><text:span text:style-name="T12">&gt; ineffective ctracing can even make thhings worse at large waves</text:span> </text:p>
      <text:p text:style-name="P5"/>
      <text:p text:style-name="P28">- VARIOUS CUTOFFS ON INFECTIOUSNESS DISTRIBUTION </text:p>
      <text:p text:style-name="P28"/>
      <text:p text:style-name="P18"/>
      <text:h text:style-name="P55" text:outline-level="1">### VARIANTS</text:h>
      <text:p text:style-name="P28">- VARIOUS DATES OF FIRST APPEARANCE OF VARIANT (W/O IMMUNITY ESCAPE)</text:p>
      <text:p text:style-name="P28">- FIXED MULTIPLICATIVE ADVANTAGE</text:p>
      <text:p text:style-name="P28"/>
      <text:p text:style-name="P3">VARIANT: </text:p>
      <text:p text:style-name="P35">- better RECEPTOR AFFINITY &gt; faster multiplication and lower min dose </text:p>
      <text:p text:style-name="P35">- faster multiplication <text:s/>&gt; faster rise and onset &gt; more often and heavier symptomatics and shorter lat period <text:s text:c="2"/></text:p>
      <text:p text:style-name="P35">- prob also higher relative infectiousness &gt; higher R</text:p>
      <text:p text:style-name="P35">- more often symptomatics &gt; less asympt spread and easier contact tracing <text:span text:style-name="T13">&gt; lower R???</text:span></text:p>
      <text:p text:style-name="P35">- more heavier symptomatics &gt; more cases of overwhelming the immune system &gt; more hosp and mortality </text:p>
      <text:p text:style-name="P35">- shorter lat period &gt; higher R at rise and lower at decline of I</text:p>
      <text:p text:style-name="P35">- higher R at rise &gt; higher inf numbers , hosp and mortality </text:p>
      <text:p text:style-name="P35">- lower min dose &gt; droplet size &gt; mask requirements and init tissue </text:p>
      <text:p text:style-name="P3">- SHOULD BE DIFF ORBIT IN PHASE SPACE ??? (diff pb)</text:p>
      <text:p text:style-name="P3"/>
      <text:p text:style-name="P3">VARIANTS:</text:p>
      <text:p text:style-name="P35">multiplicative advantage </text:p>
      <text:p text:style-name="P35">shorter tb or scale tb ???? scale tb !!</text:p>
      <text:p text:style-name="P35">higher mortality ??? no...</text:p>
      <text:p text:style-name="P35"/>
      <text:p text:style-name="P5"/>
      <text:p text:style-name="P34">ld fatigue or variant or seasonal effects???</text:p>
      <text:p text:style-name="P5"/>
      <text:p text:style-name="P5">direct measurements of rel infectiousness of the new strain - - why not done and published???</text:p>
      <text:p text:style-name="P5"/>
      <text:p text:style-name="P5"><text:s/>VARIANTS:</text:p>
      <text:p text:style-name="P22">scale pb</text:p>
      <text:p text:style-name="P5"/>
      <text:p text:style-name="P13"/>
      <text:p text:style-name="P39">DEASESE SEVERITY:</text:p>
      <text:p text:style-name="P39">- WHAT TISSUE INITIALLY (stomach, bowel, lungs, etc)</text:p>
      <text:p text:style-name="P39">- init dose .. min dose (abput 1e3)</text:p>
      <text:p text:style-name="P39">- what variant </text:p>
      <text:p text:style-name="P39"/>
      <text:p text:style-name="P5"/>
      <text:h text:style-name="Heading_20_1" text:outline-level="1"><text:soft-page-break/>### MORTALITY</text:h>
      <text:p text:style-name="P35">why r changes with time (...) - why high at the beginning </text:p>
      <text:p text:style-name="P34">why r is changing with time???</text:p>
      <text:p text:style-name="P34">- sepration of generations (isolation of vuln groups)</text:p>
      <text:p text:style-name="P34">- treatment</text:p>
      <text:p text:style-name="P34">- changing def of covid death</text:p>
      <text:p text:style-name="P34">- asym testing</text:p>
      <text:p text:style-name="P34">- etc</text:p>
      <text:p text:style-name="P5"/>
      <text:p text:style-name="P1"/>
      <text:p text:style-name="P1">- rD approx 1 to 3 . e-3</text:p>
      <text:p text:style-name="P1"/>
      <text:p text:style-name="P1"/>
      <text:p text:style-name="P36">- nat mort is not that big</text:p>
      <text:p text:style-name="P1">- mort rate lower !!!</text:p>
      <text:p text:style-name="P1"/>
      <text:p text:style-name="P1">- <text:s text:c="2"/>rD ... lower for chinese ???</text:p>
      <text:p text:style-name="P1"/>
      <text:p text:style-name="P5"><text:span text:style-name="T1">NEW ESTIMATES FOR r !!!!</text:span> (future deaths)</text:p>
      <text:p text:style-name="P5"/>
      <text:p text:style-name="P16"><text:span text:style-name="T1">israel</text:span> : R high (3), (LDF=1.5) <text:span text:style-name="T1">r very low</text:span> (1 promil) : good news</text:p>
      <text:p text:style-name="P1"/>
      <text:p text:style-name="P8">- CRITICAL AND SEVERE INFECTIONS</text:p>
      <text:p text:style-name="P1"/>
      <text:p text:style-name="P8">- DEATHS INCL. CONTRIBUTION DUE TO NATURAL MORTALITY</text:p>
      <text:p text:style-name="P8"/>
      <text:p text:style-name="P8"/>
      <text:h text:style-name="Heading_20_1" text:outline-level="1">### INFECTIOUS VS INFECTED</text:h>
      <text:p text:style-name="P1"/>
      <text:p text:style-name="P1">infectious 2.3 tiems less </text:p>
      <text:p text:style-name="P1"/>
      <text:p text:style-name="P1"/>
      <text:p text:style-name="P1"/>
      <text:p text:style-name="P1">- using only <text:s/>only incidence and deaths </text:p>
      <text:p text:style-name="P1"/>
      <text:p text:style-name="P1">- very good fit for some countries (SIMS FROM initial cond !!!)</text:p>
      <text:p text:style-name="P1"/>
      <text:p text:style-name="P1">- 7d and 14 d ago &gt; good agreement</text:p>
      <text:p text:style-name="P1"/>
      <text:p text:style-name="P1"/>
      <text:p text:style-name="P1"/>
      <text:p text:style-name="P1"/>
      <text:h text:style-name="Heading_20_1" text:outline-level="1">### COMPARISON TO SEASONAL INFLUENZA</text:h>
      <text:p text:style-name="P8">- DEATH RATE DUE TO SEASONAL INFLUENZA</text:p>
      <text:p text:style-name="P8"><text:soft-page-break/>- AVG. DEATH RATE OVER LAST PROJECTION YEAR</text:p>
      <text:p text:style-name="P8"/>
      <text:h text:style-name="P56" text:outline-level="1">### COMPARISON TO <text:span text:style-name="T5">NOVEL</text:span> INFLUENZA</text:h>
      <text:p text:style-name="P1"/>
      <text:p text:style-name="P1"/>
      <text:h text:style-name="P56" text:outline-level="1">### COMPARISON TO <text:span text:style-name="T5">NO CONTROL MEASURES</text:span></text:h>
      <text:p text:style-name="P47"/>
      <text:p text:style-name="P1"/>
      <text:h text:style-name="Heading_20_1" text:outline-level="1">### KERMACK</text:h>
      <text:p text:style-name="P1"/>
      <text:p text:style-name="P1">- <text:span text:style-name="T1">error in kermack et al.(1927)</text:span></text:p>
      <text:p text:style-name="P1"/>
      <text:p text:style-name="P1">new rem probs and Lambda</text:p>
      <text:p text:style-name="P1"/>
      <text:p text:style-name="P1">new propagation equations trhough dC</text:p>
      <text:p text:style-name="P1"/>
      <text:p text:style-name="P1">new mort rate equ (acc for future deaths)</text:p>
      <text:p text:style-name="P1"/>
      <text:p text:style-name="P1"><text:span text:style-name="T1">form of ageless equations</text:span> ....</text:p>
      <text:p text:style-name="P1"/>
      <text:p text:style-name="P1"><text:span text:style-name="T1">anal sol of linear equ I(t) </text:span>= ...</text:p>
      <text:p text:style-name="P1"/>
      <text:p text:style-name="P1">and all other achievments...</text:p>
      <text:p text:style-name="P1"/>
      <text:p text:style-name="P4"/>
      <text:p text:style-name="P4">kermack wrong</text:p>
      <text:p text:style-name="P5"/>
      <text:p text:style-name="P5">KERMACK SIM</text:p>
      <text:p text:style-name="P5">proove krmack wrong</text:p>
      <text:p text:style-name="P5"/>
      <text:p text:style-name="P5"><text:span text:style-name="T1">KERMACK: no oscillation</text:span> and I different from data, AND <text:span text:style-name="T1">rD Kermack 2x higher</text:span></text:p>
      <text:p text:style-name="P5"/>
      <text:h text:style-name="P58" text:outline-level="1">### FIT TO DATA</text:h>
      <text:p text:style-name="P10"/>
      <text:p text:style-name="P37">below 5 perc rel error for some countries incl <text:s/><text:span text:style-name="T5">AuT and DEU</text:span></text:p>
      <text:p text:style-name="P10"/>
      <text:p text:style-name="P10">- H data underest .. RECOVERY DATA UNRELIABLE &gt; and terefore also I</text:p>
      <text:p text:style-name="P10"/>
      <text:p text:style-name="P10">or sthg in model</text:p>
      <text:p text:style-name="P10"/>
      <text:p text:style-name="P10"/>
      <text:p text:style-name="P10"><text:soft-page-break/></text:p>
      <text:p text:style-name="P5"/>
      <text:h text:style-name="Heading_20_1" text:outline-level="1">### DATA QUALITY</text:h>
      <text:p text:style-name="P1"/>
      <text:p text:style-name="P1"/>
      <text:p text:style-name="P1">little to none data on symptomatic testing - <text:span text:style-name="T1">why not separate in sympt and asym?</text:span></text:p>
      <text:p text:style-name="P1"/>
      <text:p text:style-name="P1">no reliable testing data (in part <text:span text:style-name="T1">no randomized testing</text:span>)</text:p>
      <text:p text:style-name="P1"/>
      <text:p text:style-name="P1">.............................................</text:p>
      <text:p text:style-name="P1"/>
      <text:p text:style-name="P1"/>
      <text:p text:style-name="P1">i would be very pleased if you could have a look at the results attached .. a sim that i did a few months ago ..</text:p>
      <text:p text:style-name="P1"/>
      <text:p text:style-name="P1"/>
      <text:h text:style-name="Heading_20_1" text:outline-level="1">### KEY CONTRIBUTIONS</text:h>
      <text:p text:style-name="P40">- NEW removal probs</text:p>
      <text:p text:style-name="P36">- <text:span text:style-name="T5">dC </text:span>update rule</text:p>
      <text:p text:style-name="P36">- new mortality metric </text:p>
      <text:p text:style-name="P36">- <text:span text:style-name="T5">seasonality</text:span></text:p>
      <text:p text:style-name="P36">- <text:span text:style-name="T5">initial params</text:span></text:p>
      <text:p text:style-name="P36">- nat mort contribution </text:p>
      <text:p text:style-name="P36">- comp with ageless SIRD model - big differences !!! </text:p>
      <text:p text:style-name="P36">- <text:span text:style-name="T10">integrated ageless model with analytic solutions and param estimation</text:span></text:p>
      <text:p text:style-name="P36">- <text:span text:style-name="T10">fast implementation using convolutions</text:span></text:p>
      <text:p text:style-name="P38">- <text:span text:style-name="T10">param estimation using only incidence and death rate</text:span></text:p>
      <text:p text:style-name="P36">- <text:s/>model validation</text:p>
      <text:p text:style-name="P36">- <text:s/>periodicity of solutions</text:p>
      <text:p text:style-name="P36"/>
      <text:p text:style-name="P49"/>
      <text:h text:style-name="P60" text:outline-level="1">## <text:span text:style-name="T1">outlook</text:span></text:h>
      <text:p text:style-name="P12">effect of adapting imm dur ( ~ Cri or ~ (C+V)/N )</text:p>
      <text:p text:style-name="P31">weather and humidity data eg india (highest rel hum august 73per, low may 33perc)</text:p>
      <text:p text:style-name="P12">??? covid fatigue = stringency_idx / LDF</text:p>
      <text:p text:style-name="P12">compute overlap for measures </text:p>
      <text:p text:style-name="P49">effect of adapting imm dur ( ~ Cri or ~ (C+V)/N )</text:p>
      <text:p text:style-name="P46">back to normal since V &gt; thresh???</text:p>
      <text:p text:style-name="P50">mortality of variants</text:p>
      <text:p text:style-name="P46">variant &gt; effect on ICU, hosp, and mortality ???</text:p>
      <text:p text:style-name="P46"><text:soft-page-break/>&gt; pbeta as SIR model (virus last I - antibodies R)</text:p>
      <text:p text:style-name="P46">&gt; mortality, ICU, etc from p_beta </text:p>
      <text:p text:style-name="P50">imm systems adaptation</text:p>
      <text:p text:style-name="P46">imm dur gets higher with const*(H or H+V )</text:p>
      <text:p text:style-name="P46">&gt; from .. to tau_max smoothly (after 100% reaches tau_max)</text:p>
      <text:p text:style-name="P46">&gt; other coronavirs: 5times a year with 5 virs -&gt; tau_max = 12 months</text:p>
      <text:p text:style-name="P46">&gt; to be in resonance with seasonal</text:p>
      <text:p text:style-name="P46"/>
      <text:p text:style-name="P46">Prediction accuracy-</text:p>
      <text:p text:style-name="P46"/>
      <text:p text:style-name="P46">dash plotly app</text:p>
      <text:p text:style-name="P46"/>
      <text:p text:style-name="P46">NEW REFS &gt; REFS NEW.odt</text:p>
      <text:p text:style-name="P46">&gt; /home/jb/Downloads/new-covid/</text:p>
      <text:p text:style-name="P46"/>
      <text:p text:style-name="P46">humidity data eg india (highest rel hum august 73per, low may 33perc)</text:p>
      <text:p text:style-name="P46"/>
      <text:p text:style-name="P46">??? covid fatigue = stringency_idx / LDF</text:p>
      <text:p text:style-name="P46">compute overlap for measures </text:p>
      <text:p text:style-name="P52"/>
      <text:p text:style-name="P46">Data seas flu (US)</text:p>
      <text:p text:style-name="P46"><text:s text:c="4"/>• <text:a xlink:type="simple" xlink:href="https://predict.cdc.gov/post/5d8257befba2091084d47b4c" text:style-name="Internet_20_link" text:visited-style-name="Visited_20_Internet_20_Link">https://predict.cdc.gov/post/5d8257befba2091084d47b4c</text:a></text:p>
      <text:p text:style-name="P46"/>
      <text:p text:style-name="P46">hospital utilization and ICU data</text:p>
      <text:p text:style-name="P46"><text:s text:c="4"/>• OWID on github ???</text:p>
      <text:p text:style-name="P46"><text:s text:c="4"/></text:p>
      <text:p text:style-name="P46">VARIANT PREVALENCE DATA !!!</text:p>
      <text:p text:style-name="P46">&gt; covariants.org ????</text:p>
      <text:p text:style-name="P46"/>
      <text:p text:style-name="P46">add R proj scenarios:</text:p>
      <text:p text:style-name="P46">LOCKDOWN 100%</text:p>
      <text:p text:style-name="P46">LOCKDOWN 75%</text:p>
      <text:p text:style-name="P46">LOCKDOWN 50%</text:p>
      <text:p text:style-name="P46">AS IS</text:p>
      <text:p text:style-name="P46">RELAX TO MASKS</text:p>
      <text:p text:style-name="P46">RELAX TO NORMAL</text:p>
      <text:p text:style-name="P46">DYNAMICAL LOCKDOWNS</text:p>
      <text:p text:style-name="P46"/>
      <text:h text:style-name="P57" text:outline-level="1">### <text:span text:style-name="T6">PEOPLE</text:span></text:h>
      <text:p text:style-name="P1">people : <text:s/>kucharski, </text:p>
      <text:p text:style-name="P1"/>
      <text:p text:style-name="P29">both forcast hubs </text:p>
      <text:p text:style-name="P1"/>
      <text:p text:style-name="P1"><text:s/>Michael Mina (great bio!!!!)</text:p>
      <text:p text:style-name="P1"><text:s text:c="4"/>• <text:a xlink:type="simple" xlink:href="https://ccdd.hsph.harvard.edu/people/michael-mina/" text:style-name="Internet_20_link" text:visited-style-name="Visited_20_Internet_20_Link">https://ccdd.hsph.harvard.edu/people/michael-mina/</text:a></text:p>
      <text:p text:style-name="P1"/>
      <text:p text:style-name="P1">popper &gt; at ld prediction and series of papers</text:p>
      <text:p text:style-name="P1"/>
      <text:p text:style-name="P30">chinese guy from MIT</text:p>
      <text:p text:style-name="P1"/>
      <text:p text:style-name="P1"><text:s text:c="4"/>• Center for Communicable Disease Dynamics. - Michael Mina (<text:span text:style-name="T1">great bio!!!!</text:span>)</text:p>
      <text:p text:style-name="P1"><text:s text:c="4"/>• https://ccdd.hsph.harvard.edu/people/michael-mina/</text:p>
      <text:p text:style-name="P1"><text:s text:c="4"/>• </text:p>
      <text:p text:style-name="P1"><text:soft-page-break/><text:s text:c="4"/>• COVID-Prognose-Konsortium</text:p>
      <text:p text:style-name="P1"><text:s text:c="4"/>• Forschungsplattform DEXHELPP</text:p>
      <text:p text:style-name="P1"><text:s text:c="4"/>• dwh GmbH</text:p>
      <text:p text:style-name="P1"><text:s text:c="4"/>• Complexity Science Hub Vienna</text:p>
      <text:p text:style-name="P1"><text:s text:c="4"/>• AGES</text:p>
      <text:p text:style-name="P1"><text:s text:c="4"/>• Wolfgang pauli institute</text:p>
      <text:p text:style-name="P1"><text:s text:c="4"/>• https://www.momentum-institut.at/publikationen</text:p>
      <text:p text:style-name="P1"><text:s text:c="4"/>• Think tank</text:p>
      <text:p text:style-name="P1"><text:s text:c="4"/>• https://zerocovid.uk/</text:p>
      <text:p text:style-name="P1"><text:s text:c="4"/>• </text:p>
      <text:p text:style-name="P1"><text:s text:c="4"/>• </text:p>
      <text:p text:style-name="P1"/>
      <text:p text:style-name="P1"/>
      <text:p text:style-name="P1"/>
      <text:p text:style-name="P1"/>
      <text:h text:style-name="Heading_20_1" text:outline-level="1">### MISC ???</text:h>
      <text:p text:style-name="P45"/>
      <text:p text:style-name="P1">MASKS</text:p>
      <text:p text:style-name="P1">- ffp2 can make it worse - self protection not suitable for small I/N ...</text:p>
      <text:p text:style-name="P1"/>
      <text:p text:style-name="P1">ISOLATION</text:p>
      <text:p text:style-name="P1">- <text:s/>isoaltion causes shorter periods (harder to control) - perfect contact tracing and isol would cause fast instabilities </text:p>
      <text:p text:style-name="P1"/>
      <text:p text:style-name="P36"/>
      <text:p text:style-name="P1">COUNTRIES:</text:p>
      <text:p text:style-name="P1">- portugal .. 50% new variant </text:p>
      <text:p text:style-name="P1">- israel .. 40% vacc </text:p>
      <text:p text:style-name="P1">- finland ... low cases </text:p>
      <text:p text:style-name="P1"/>
      <text:p text:style-name="P1"/>
      <text:p text:style-name="P1">RESULTS::::</text:p>
      <text:p text:style-name="P1"/>
      <text:p text:style-name="P1">from spec : </text:p>
      <text:p text:style-name="P1">tau_nu [d] = 3.0</text:p>
      <text:p text:style-name="P1">T0 [d] = 259.4</text:p>
      <text:p text:style-name="P1"/>
      <text:p text:style-name="P1">weekend lockdowns !!! <text:s text:c="2"/>WARNING...</text:p>
      <text:p text:style-name="P1"/>
      <text:p text:style-name="P6">tests not 100% anonym why? only disease should be registered not tests </text:p>
      <text:p text:style-name="P1"/>
      <text:p text:style-name="P1"/>
      <text:p text:style-name="P1">########################### MODEL !!! ###########################</text:p>
      <text:p text:style-name="P1">now I estimate only true R and r in the 1. pass, second pass gives dC true </text:p>
      <text:p text:style-name="P1">and scales it to obtain dC reported. R rep is then estimated sepately. </text:p>
      <text:p text:style-name="P1"/>
      <text:p text:style-name="P1"><text:soft-page-break/>######################################################</text:p>
      <text:p text:style-name="P17"/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20:42:46.597711849</meta:creation-date>
    <dc:date>2021-04-12T15:04:41.996961530</dc:date>
    <meta:editing-duration>P6DT6H39M28S</meta:editing-duration>
    <meta:editing-cycles>32</meta:editing-cycles>
    <meta:generator>LibreOffice/6.1.5.2$Linux_X86_64 LibreOffice_project/10$Build-2</meta:generator>
    <meta:document-statistic meta:table-count="0" meta:image-count="0" meta:object-count="0" meta:page-count="15" meta:paragraph-count="328" meta:word-count="2244" meta:character-count="12701" meta:non-whitespace-character-count="10608"/>
  </office:meta>
</office:document-meta>
</file>